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8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eetCode_20_Tests_20_RQ2_20__28_GPT4_29_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etCode Tests RQ2 (GPT4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longestSubstring1</text:p>
          </table:table-cell>
          <table:table-cell table:style-name="ce1" office:value-type="string" calcext:value-type="string">
            <text:p>reverseInteger2</text:p>
          </table:table-cell>
          <table:table-cell table:style-name="ce1" office:value-type="string" calcext:value-type="string">
            <text:p>containerWithMostWater3</text:p>
          </table:table-cell>
          <table:table-cell table:style-name="ce1" office:value-type="string" calcext:value-type="string">
            <text:p>3sumClosest5</text:p>
          </table:table-cell>
          <table:table-cell table:style-name="ce1" office:value-type="string" calcext:value-type="string">
            <text:p>maxProductSubarray17</text:p>
          </table:table-cell>
          <table:table-cell table:style-name="ce3" office:value-type="string" calcext:value-type="string">
            <text:p>minRotatedSortedArray18</text:p>
          </table:table-cell>
          <table:table-cell table:style-name="ce3" office:value-type="string" calcext:value-type="string">
            <text:p>LongestConsecutive21</text:p>
          </table:table-cell>
          <table:table-cell table:style-name="ce3" office:value-type="string" calcext:value-type="string">
            <text:p>countPrimes23</text:p>
          </table:table-cell>
          <table:table-cell table:style-name="ce6" office:value-type="string" calcext:value-type="string">
            <text:p>kthLargestElements24</text:p>
          </table:table-cell>
          <table:table-cell table:style-name="ce3" office:value-type="string" calcext:value-type="string">
            <text:p>rectangleArea27</text:p>
          </table:table-cell>
          <table:table-cell table:style-name="ce3" office:value-type="string" calcext:value-type="string">
            <text:p>superUglyNumber29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5" office:value-type="string" calcext:value-type="string">
            <text:p>Error: Incompatible Types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5" office:value-type="string" calcext:value-type="string">
            <text:p>Error: Incompatible Types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5" office:value-type="string" calcext:value-type="string">
            <text:p>Runtime Error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5" office:value-type="string" calcext:value-type="string">
            <text:p>Error: Incompatible Types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5" office:value-type="string" calcext:value-type="string">
            <text:p>Error: Incompatible Types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4" office:value-type="string" calcext:value-type="string">
            <text:p>87/87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5" office:value-type="string" calcext:value-type="string">
            <text:p>Error: Incompatible Types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5" office:value-type="string" calcext:value-type="string">
            <text:p>Runtime Error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5" office:value-type="string" calcext:value-type="string">
            <text:p>Runtime Error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6/87: Time Limit Exceeded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5" office:value-type="string" calcext:value-type="string">
            <text:p>Runtime Error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5" office:value-type="string" calcext:value-type="string">
            <text:p>3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5" office:value-type="string" calcext:value-type="string">
            <text:p>Runtime Error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5" office:value-type="string" calcext:value-type="string">
            <text:p>Runtime Error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4" office:value-type="string" calcext:value-type="string">
            <text:p>66/66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987 / 987</text:p>
          </table:table-cell>
          <table:table-cell table:style-name="ce2" office:value-type="string" calcext:value-type="string">
            <text:p>1045 / 1045</text:p>
          </table:table-cell>
          <table:table-cell table:style-name="ce2" office:value-type="string" calcext:value-type="string">
            <text:p>61/61</text:p>
          </table:table-cell>
          <table:table-cell table:style-name="ce2" office:value-type="string" calcext:value-type="string">
            <text:p>99/99</text:p>
          </table:table-cell>
          <table:table-cell table:style-name="ce2" office:value-type="string" calcext:value-type="string">
            <text:p>190/190</text:p>
          </table:table-cell>
          <table:table-cell table:style-name="ce4" office:value-type="string" calcext:value-type="string">
            <text:p>150/150</text:p>
          </table:table-cell>
          <table:table-cell table:style-name="ce4" office:value-type="string" calcext:value-type="string">
            <text:p>74/74</text:p>
          </table:table-cell>
          <table:table-cell table:style-name="ce5" office:value-type="string" calcext:value-type="string">
            <text:p>Runtime Error</text:p>
          </table:table-cell>
          <table:table-cell table:style-name="ce4" office:value-type="string" calcext:value-type="string">
            <text:p>41/41</text:p>
          </table:table-cell>
          <table:table-cell table:style-name="ce4" office:value-type="string" calcext:value-type="string">
            <text:p>3080/3080</text:p>
          </table:table-cell>
          <table:table-cell table:style-name="ce7" office:value-type="string" calcext:value-type="string">
            <text:p>85/87</text:p>
          </table:table-cell>
          <table:table-cell table:number-columns-repeated="101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1"/>
          <table:table-cell table:style-name="ce8"/>
          <table:table-cell table:number-columns-repeated="101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eetCode Tests RQ2 (GPT4)'.L2:'LeetCode Tests RQ2 (GPT4)'.L6 'LeetCode Tests RQ2 (GPT4)'.L8:'LeetCode Tests RQ2 (GPT4)'.L9 'LeetCode Tests RQ2 (GPT4)'.L11:'LeetCode Tests RQ2 (GPT4)'.L12 'LeetCode Tests RQ2 (GPT4)'.L14:'LeetCode Tests RQ2 (GPT4)'.L17 'LeetCode Tests RQ2 (GPT4)'.L19:'LeetCode Tests RQ2 (GPT4)'.L21">
            <calcext:color-scale>
              <calcext:color-scale-entry calcext:value="0" calcext:type="minimum" calcext:color="#5b0f00"/>
              <calcext:color-scale-entry calcext:value="0" calcext:type="maximum" calcext:color="#e6b8a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etCode_20_Tests_20_RQ2_20__28_GPT4_29_" style:display-name="PageStyle_LeetCode Tests RQ2 (GPT4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2" meta:object-count="0"/>
    <meta:generator>LibreOfficeDev/6.0.5.2$Linux_X86_64 LibreOffice_project/</meta:generator>
  </office:meta>
</office:document-meta>
</file>